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0.486cm" fo:margin-top="0cm" fo:margin-bottom="0cm" table:align="center" style:writing-mode="lr-tb"/>
    </style:style>
    <style:style style:name="Tabla1.A" style:family="table-column">
      <style:table-column-properties style:column-width="0.938cm"/>
    </style:style>
    <style:style style:name="Tabla1.B" style:family="table-column">
      <style:table-column-properties style:column-width="5.078cm"/>
    </style:style>
    <style:style style:name="Tabla1.C" style:family="table-column">
      <style:table-column-properties style:column-width="1.136cm"/>
    </style:style>
    <style:style style:name="Tabla1.D" style:family="table-column">
      <style:table-column-properties style:column-width="3.332cm"/>
    </style:style>
    <style:style style:name="Tabla1.1" style:family="table-row">
      <style:table-row-properties style:min-row-height="0.39cm" style:keep-together="true" fo:keep-together="auto"/>
    </style:style>
    <style:style style:name="Tabla1.A1" style:family="table-cell">
      <style:table-cell-properties fo:padding="0.026cm" fo:border="0.026cm solid #4bacc6"/>
    </style:style>
    <style:style style:name="Tabla1.D1" style:family="table-cell">
      <style:table-cell-properties fo:padding="0.026cm" fo:border-left="0.026cm solid #4bacc6" fo:border-right="0.026cm solid #000001" fo:border-top="0.026cm solid #4bacc6" fo:border-bottom="0.026cm solid #4bacc6"/>
    </style:style>
    <style:style style:name="Tabla1.2" style:family="table-row">
      <style:table-row-properties style:min-row-height="0.326cm" style:keep-together="true" fo:keep-together="auto"/>
    </style:style>
    <style:style style:name="Tabla2" style:family="table">
      <style:table-properties style:width="15.231cm" fo:margin-top="0cm" fo:margin-bottom="0cm" table:align="center" style:writing-mode="lr-tb"/>
    </style:style>
    <style:style style:name="Tabla2.A" style:family="table-column">
      <style:table-column-properties style:column-width="0.938cm"/>
    </style:style>
    <style:style style:name="Tabla2.B" style:family="table-column">
      <style:table-column-properties style:column-width="3.627cm"/>
    </style:style>
    <style:style style:name="Tabla2.C" style:family="table-column">
      <style:table-column-properties style:column-width="2.82cm"/>
    </style:style>
    <style:style style:name="Tabla2.D" style:family="table-column">
      <style:table-column-properties style:column-width="7.844cm"/>
    </style:style>
    <style:style style:name="Tabla2.1" style:family="table-row">
      <style:table-row-properties style:min-row-height="0.489cm" style:keep-together="true" fo:keep-together="auto"/>
    </style:style>
    <style:style style:name="Tabla2.A1" style:family="table-cell">
      <style:table-cell-properties fo:padding="0.026cm" fo:border="0.026cm solid #4bacc6"/>
    </style:style>
    <style:style style:name="Tabla2.D1" style:family="table-cell">
      <style:table-cell-properties fo:padding="0.026cm" fo:border-left="0.026cm solid #4bacc6" fo:border-right="0.026cm solid #000001" fo:border-top="0.026cm solid #4bacc6" fo:border-bottom="0.026cm solid #4bacc6"/>
    </style:style>
    <style:style style:name="Tabla2.2" style:family="table-row">
      <style:table-row-properties style:min-row-height="0.034cm" style:keep-together="true" fo:keep-together="auto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5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P6" style:family="paragraph" style:parent-style-name="Text_20_body" style:list-style-name="WWNum5"/>
    <style:style style:name="P7" style:family="paragraph" style:parent-style-name="Text_20_body" style:list-style-name="WWNum8"/>
    <style:style style:name="P8" style:family="paragraph" style:parent-style-name="Text_20_body" style:list-style-name="WWNum12"/>
    <style:style style:name="P9" style:family="paragraph" style:parent-style-name="Text_20_body">
      <style:paragraph-properties fo:margin-left="2.54cm" fo:margin-right="0cm" fo:text-indent="0cm" style:auto-text-indent="false"/>
      <style:text-properties fo:color="#000000" fo:language="es" fo:country="CO"/>
    </style:style>
    <style:style style:name="P10" style:family="paragraph" style:parent-style-name="Text_20_body">
      <style:paragraph-properties fo:margin-left="1.27cm" fo:margin-right="0cm" fo:text-indent="-1.27cm" style:auto-text-indent="false"/>
    </style:style>
    <style:style style:name="P11" style:family="paragraph" style:parent-style-name="Heading_20_1" style:list-style-name="">
      <style:paragraph-properties fo:text-align="justify" style:justify-single-word="false"/>
    </style:style>
    <style:style style:name="P12" style:family="paragraph" style:parent-style-name="Heading_20_1" style:list-style-name="">
      <style:paragraph-properties fo:margin-left="1.27cm" fo:margin-right="0cm" fo:text-indent="0cm" style:auto-text-indent="false"/>
      <style:text-properties fo:language="es" fo:country="CO"/>
    </style:style>
    <style:style style:name="P13" style:family="paragraph" style:parent-style-name="Heading_20_2">
      <style:paragraph-properties fo:margin-left="1.27cm" fo:margin-right="0cm" fo:text-indent="-1.27cm" style:auto-text-indent="false"/>
    </style:style>
    <style:style style:name="P14" style:family="paragraph" style:parent-style-name="Title" style:master-page-name="Standard">
      <style:paragraph-properties style:page-number="auto"/>
    </style:style>
    <style:style style:name="P15" style:family="paragraph" style:parent-style-name="Normal_20__28_Web_29_">
      <style:paragraph-properties fo:margin-top="0cm" fo:margin-bottom="0cm"/>
    </style:style>
    <style:style style:name="P16" style:family="paragraph" style:parent-style-name="Normal_20__28_Web_29_">
      <style:paragraph-properties fo:margin-top="0cm" fo:margin-bottom="0cm"/>
      <style:text-properties fo:color="#000000" fo:font-size="10pt" style:font-size-asian="10pt" style:font-size-complex="10pt"/>
    </style:style>
    <style:style style:name="P17" style:family="paragraph" style:parent-style-name="Normal_20__28_Web_29_">
      <style:paragraph-properties fo:margin-top="0cm" fo:margin-bottom="0cm" fo:text-align="center" style:justify-single-word="false"/>
    </style:style>
    <style:style style:name="T1" style:family="text">
      <style:text-properties fo:language="es" fo:country="CO"/>
    </style:style>
    <style:style style:name="T2" style:family="text">
      <style:text-properties style:font-name="Times New Roman" fo:font-size="10pt" fo:language="es" fo:country="CO" fo:font-weight="normal" style:font-size-asian="10pt" style:font-weight-asian="normal"/>
    </style:style>
    <style:style style:name="T3" style:family="text">
      <style:text-properties fo:font-size="10pt" style:font-size-asian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style:font-name="Arial1" fo:font-size="10pt" style:font-size-asian="10pt" style:font-name-complex="Arial2" style:font-size-complex="10pt"/>
    </style:style>
    <style:style style:name="T7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8" style:family="text">
      <style:text-properties fo:color="#000000" style:font-name="Arial1" fo:language="es" fo:country="CO" style:font-name-complex="Arial2"/>
    </style:style>
    <style:style style:name="T9" style:family="text">
      <style:text-properties fo:color="#000000" fo:language="es" fo:country="CO"/>
    </style:style>
    <style:style style:name="T10" style:family="text">
      <style:text-properties fo:color="#000000" fo:language="es" fo:country="CO" fo:font-weight="normal" style:font-weight-asian="normal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Dulce para mi amor – Componente Servidor</text:span></text:h>
      <text:h text:style-name="Title" text:outline-level="1"><text:span text:style-name="T1">Caso de Uso: CU_002 Registrar Usuario</text:span></text:h>
      <text:h text:style-name="P12" text:outline-level="1"/>
      <text:list xml:id="list5671939370319696948" text:style-name="Outline">
        <text:list-item>
          <text:h text:style-name="Heading_20_1" text:outline-level="1">Breve Descripción</text:h>
        </text:list-item>
      </text:list>
      <text:h text:style-name="P11" text:outline-level="1"><text:span text:style-name="T2">Se debe determinar si dado un correo electrónico específico, el usuario registrado ya existe</text:span></text:h>
      <text:list xml:id="list29591152" text:continue-numbering="true" text:style-name="Outline">
        <text:list-item>
          <text:h text:style-name="Heading_20_1" text:outline-level="1">Breves Descripciones de los Actores </text:h>
          <text:list>
            <text:list-item>
              <text:h text:style-name="Heading_20_2" text:outline-level="2">App Móvil</text:h>
            </text:list-item>
          </text:list>
        </text:list-item>
      </text:list>
      <text:h text:style-name="P11" text:outline-level="1"><text:span text:style-name="T2">El actor App Móvil es uno de los tres componentes principales del sistema “Dulce para mi amor”, y quien interactúa con el usuario y con el amor, a través de una aplicación móvil.</text:span></text:h>
      <text:p text:style-name="P1"/>
      <text:list xml:id="list29588226" text:continue-numbering="true" text:style-name="Outline">
        <text:list-item>
          <text:h text:style-name="Heading_20_1" text:outline-level="1">Pre – Condiciones </text:h>
        </text:list-item>
      </text:list>
      <text:p text:style-name="P15"><text:span text:style-name="T5">- </text:span><text:span text:style-name="T4">Instalación Previa de la aplicación en el celular del usuario.</text:span></text:p>
      <text:p text:style-name="P15"><text:span text:style-name="T4">- Se solicita el registro de un usuario.</text:span></text:p>
      <text:p text:style-name="P16"/>
      <text:list xml:id="list29606735" text:continue-numbering="true" text:style-name="Outline">
        <text:list-item>
          <text:h text:style-name="Heading_20_1" text:outline-level="1">Datos de entrada</text:h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5"><text:span text:style-name="T7">No.</text:span></text:p>
          </table:table-cell>
          <table:table-cell table:style-name="Tabla1.A1" office:value-type="string">
            <text:p text:style-name="P15"><text:span text:style-name="T7">Nombre</text:span></text:p>
          </table:table-cell>
          <table:table-cell table:style-name="Tabla1.A1" office:value-type="string">
            <text:p text:style-name="P15"><text:span text:style-name="T7">Tipo</text:span></text:p>
          </table:table-cell>
          <table:table-cell table:style-name="Tabla1.D1" office:value-type="string">
            <text:p text:style-name="P15"><text:span text:style-name="T7">Validaciones</text:span></text:p>
          </table:table-cell>
        </table:table-row>
        <table:table-row table:style-name="Tabla1.2">
          <table:table-cell table:style-name="Tabla1.A1" office:value-type="string">
            <text:p text:style-name="P17"><text:span text:style-name="T6">1</text:span></text:p>
          </table:table-cell>
          <table:table-cell table:style-name="Tabla1.A1" office:value-type="string">
            <text:p text:style-name="P15"><text:span text:style-name="T6">Correo electrónico del usuario</text:span></text:p>
          </table:table-cell>
          <table:table-cell table:style-name="Tabla1.A1" office:value-type="string">
            <text:p text:style-name="P15"><text:span text:style-name="T6">texto</text:span></text:p>
          </table:table-cell>
          <table:table-cell table:style-name="Tabla1.D1" office:value-type="string">
            <text:p text:style-name="P15"><text:span text:style-name="T6">Campo obligatorio.</text:span></text:p>
          </table:table-cell>
        </table:table-row>
      </table:table>
      <text:p text:style-name="P1"/>
      <text:list xml:id="list29575567" text:continue-numbering="true" text:style-name="Outline">
        <text:list-item>
          <text:h text:style-name="Heading_20_1" text:outline-level="1"><text:span text:style-name="T1">Datos de Salida</text:span></text:h>
        </text:list-item>
      </text:list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5"><text:span text:style-name="T7">No.</text:span></text:p>
          </table:table-cell>
          <table:table-cell table:style-name="Tabla2.A1" office:value-type="string">
            <text:p text:style-name="P15"><text:span text:style-name="T7">Nombre</text:span></text:p>
          </table:table-cell>
          <table:table-cell table:style-name="Tabla2.A1" office:value-type="string">
            <text:p text:style-name="P15"><text:span text:style-name="T7">Tipo</text:span></text:p>
          </table:table-cell>
          <table:table-cell table:style-name="Tabla2.D1" office:value-type="string">
            <text:p text:style-name="P15"><text:span text:style-name="T7">Validaciones</text:span></text:p>
          </table:table-cell>
        </table:table-row>
        <table:table-row table:style-name="Tabla2.2">
          <table:table-cell table:style-name="Tabla2.A1" office:value-type="string">
            <text:p text:style-name="P17"><text:span text:style-name="T6">2</text:span></text:p>
          </table:table-cell>
          <table:table-cell table:style-name="Tabla2.A1" office:value-type="string">
            <text:p text:style-name="P15"><text:span text:style-name="T6">Código de respuesta</text:span></text:p>
          </table:table-cell>
          <table:table-cell table:style-name="Tabla2.A1" office:value-type="string">
            <text:p text:style-name="P15"><text:span text:style-name="T6">Int. Solo lectura</text:span></text:p>
          </table:table-cell>
          <table:table-cell table:style-name="Tabla2.D1" office:value-type="string">
            <text:p text:style-name="P15"><text:span text:style-name="T6">Se indica si el usuario ya existe:1,si no existe: 0</text:span></text:p>
          </table:table-cell>
        </table:table-row>
      </table:table>
      <text:p text:style-name="P1"/>
      <text:list xml:id="list29582792" text:continue-numbering="true" text:style-name="Outline">
        <text:list-item>
          <text:h text:style-name="Heading_20_1" text:outline-level="1">Flujo Básico de Eventos</text:h>
        </text:list-item>
      </text:list>
      <text:list xml:id="list8366276771119690941" text:style-name="WWNum5">
        <text:list-item>
          <text:p text:style-name="P6"><text:span text:style-name="T9">Sistema Consulta si para el campo de entrada 1, existe un registro de usuario</text:span><text:span text:style-name="T8">.</text:span></text:p>
        </text:list-item>
        <text:list-item>
          <text:p text:style-name="P6"><text:span text:style-name="T9">Sistema Retorna en el campo de salida, si se encontró o no el usuario.</text:span></text:p>
        </text:list-item>
      </text:list>
      <text:p text:style-name="P9"/>
      <text:list xml:id="list29581035" text:continue-list="list29582792" text:style-name="Outline">
        <text:list-item>
          <text:h text:style-name="Heading_20_1" text:outline-level="1">Flujos Alternativos</text:h>
          <text:list>
            <text:list-item>
              <text:h text:style-name="P13" text:outline-level="2">FA 04 Consultar Usuario sin resultados</text:h>
            </text:list-item>
          </text:list>
        </text:list-item>
      </text:list>
      <text:p text:style-name="Text_20_body"><text:span text:style-name="T1">Si en el paso 1 no existe comunicación con la base de datos del servidor, entonces:</text:span></text:p>
      <text:list xml:id="list2123683988548962690" text:style-name="WWNum8">
        <text:list-item>
          <text:p text:style-name="P7"><text:span text:style-name="T1">Controlar la excepción e informar al usuario.</text:span></text:p>
        </text:list-item>
      </text:list>
      <text:list xml:id="list29604368" text:continue-list="list29581035" text:style-name="Outline">
        <text:list-item>
          <text:list>
            <text:list-item>
              <text:h text:style-name="P13" text:outline-level="2"><text:span text:style-name="T1">FA 05 Envíar Formato Incorrecto en dato entrada</text:span></text:h>
            </text:list-item>
          </text:list>
        </text:list-item>
      </text:list>
      <text:p text:style-name="Text_20_body"><text:span text:style-name="T1">Si en el paso 1 se recibe una cadena de texto con un formato inválido de email, entonces:</text:span></text:p>
      <text:list xml:id="list1422895677198939195" text:style-name="WWNum12">
        <text:list-item>
          <text:p text:style-name="P8"><text:span text:style-name="T1">Controlar la excepción e informar al usuario.</text:span></text:p>
        </text:list-item>
      </text:list>
      <text:list xml:id="list29590820" text:continue-list="list29604368" text:style-name="Outline">
        <text:list-item>
          <text:h text:style-name="Heading_20_1" text:outline-level="1"><text:soft-page-break/>Post - Condiciones</text:h>
          <text:list>
            <text:list-item>
              <text:h text:style-name="P13" text:outline-level="2"><text:span text:style-name="T10">Consulta si un usuario existe o no.</text:span></text:h>
            </text:list-item>
          </text:list>
        </text:list-item>
      </text:list>
      <text:p text:style-name="P10"><text:span text:style-name="T10"/></text:p>
      <text:list xml:id="list29605322" text:continue-numbering="true" text:style-name="Outline">
        <text:list-item>
          <text:h text:style-name="Heading_20_1" text:outline-level="1">Special Requirements</text:h>
        </text:list-item>
      </text:list>
      <text:p text:style-name="Text_20_body"><text:span text:style-name="T1">El formato del dato de entrada No. 1, debe corresponder al de un correo electrónico.</text:span><text:bookmark text:name="_GoBack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CO" style:font-size-asian="10pt" style:language-asian="es" style:country-asian="CO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CO" style:font-name-asian="Times New Roman1" style:font-size-asian="10pt" style:language-asian="es" style:country-asian="CO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212cm" fo:margin-bottom="0.106cm" style:line-height-at-least="0.423cm" fo:orphans="0" fo:widows="0" fo:keep-with-next="always"/>
      <style:text-properties style:font-name="Arial1" fo:font-weight="bold" style:font-weight-asian="bold" style:font-size-complex="10pt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paragraph-properties fo:margin-top="0cm" fo:margin-bottom="0cm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11pt" style:font-size-asian="11pt" style:font-name-complex="Arial2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fo:language="es" fo:country="CO" style:language-asian="es" style:country-asian="CO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ubject>&gt;</text:subject></text:p>
        <text:p text:style-name="Standard"><text:span text:style-name="MT1">Use-case Specification: CU_002 Consultar Usuario</text:span></text:p>
        <text:p text:style-name="Standard"><text:span text:style-name="MT1"><text:s text:c="2"/>Date: <text:s/>&lt;03/04/16&gt;</text:span></text:p>
        <text:p text:style-name="Header"/>
      </style:header>
      <style:footer>
        <text:p text:style-name="MP2"/>
        <text:p text:style-name="MP3"/>
        <text:p text:style-name="MP4"><text:span text:style-name="MT1">Page </text:span><text:page-number text:select-page="current">2</text:page-number><text:span text:style-name="page_20_number"><text:span text:style-name="MT1"> of </text:span></text:span><text:page-count>2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gt;</dc:title>
    <dc:subject>&gt;</dc:subject>
    <meta:initial-creator>Carolina Muñoz Bermejo</meta:initial-creator>
    <dc:creator>Carolina Muñoz</dc:creator>
    <meta:editing-cycles>3</meta:editing-cycles>
    <meta:print-date>2016-04-04T18:37:00</meta:print-date>
    <meta:creation-date>2016-04-04T18:59:00</meta:creation-date>
    <dc:date>2016-04-05T09:41:36.40</dc:date>
    <meta:editing-duration>PT2M21S</meta:editing-duration>
    <meta:generator>OpenOffice/4.1.2$Win32 OpenOffice.org_project/412m3$Build-9782</meta:generator>
    <meta:document-statistic meta:table-count="2" meta:image-count="0" meta:object-count="0" meta:page-count="2" meta:paragraph-count="46" meta:word-count="282" meta:character-count="1556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&lt;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uc_specification_tpl.dot" xlink:href=""/>
  </office:meta>
</office:document-meta>
</file>